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794e9" officeooo:paragraph-rsid="001794e9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b421" officeooo:paragraph-rsid="0009b421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d332" style:font-name-asian="OzHandicraft BT" style:font-size-asian="14pt" style:font-name-complex="OzHandicraft BT" style:font-size-complex="14pt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b421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5c0b7"/>
    </style:style>
    <style:style style:name="T11" style:family="text">
      <style:text-properties officeooo:rsid="0008c38a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15223f" style:font-size-asian="16pt" style:font-size-complex="16pt"/>
    </style:style>
    <style:style style:name="T14" style:family="text">
      <style:text-properties officeooo:rsid="0009b421"/>
    </style:style>
    <style:style style:name="T15" style:family="text">
      <style:text-properties officeooo:rsid="000b9f0e"/>
    </style:style>
    <style:style style:name="T16" style:family="text">
      <style:text-properties officeooo:rsid="000dd2a5"/>
    </style:style>
    <style:style style:name="T17" style:family="text">
      <style:text-properties officeooo:rsid="000e0467"/>
    </style:style>
    <style:style style:name="T18" style:family="text">
      <style:text-properties officeooo:rsid="000ffb79"/>
    </style:style>
    <style:style style:name="T19" style:family="text">
      <style:text-properties officeooo:rsid="0010c6c7"/>
    </style:style>
    <style:style style:name="T20" style:family="text">
      <style:text-properties officeooo:rsid="00110415"/>
    </style:style>
    <style:style style:name="T21" style:family="text">
      <style:text-properties officeooo:rsid="0012d11b"/>
    </style:style>
    <style:style style:name="T22" style:family="text">
      <style:text-properties officeooo:rsid="0014b264"/>
    </style:style>
    <style:style style:name="T23" style:family="text">
      <style:text-properties officeooo:rsid="001794e9"/>
    </style:style>
    <style:style style:name="T24" style:family="text">
      <style:text-properties officeooo:rsid="00197516"/>
    </style:style>
    <style:style style:name="T25" style:family="text">
      <style:text-properties officeooo:rsid="001bd332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4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14">Stout</text:span> <text:s text:c="62"/></text:p>
      <text:p text:style-name="P10">Brew Date: <text:s text:c="6"/><text:span text:style-name="T14">Nov 6’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</text:span><text:span text:style-name="T5">1.064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1">20 <text:s text:c="7"/># <text:s text:c="5"/>Pale</text:p>
      <text:p text:style-name="P11">1 <text:s text:c="10"/># <text:s text:c="5"/>Wheat</text:p>
      <text:p text:style-name="P11">1 <text:s text:c="9"/># <text:s text:c="5"/>Black Patent</text:p>
      <text:p text:style-name="P11">1 <text:s text:c="9"/># <text:s text:c="6"/>Roasted Barley</text:p>
      <text:p text:style-name="P11">1 <text:s text:c="9"/># <text:s text:c="6"/>Chocolate malt</text:p>
      <text:p text:style-name="P11">0.5 <text:s text:c="7"/># <text:s text:c="5"/>flaked Barley</text:p>
      <text:p text:style-name="P8"><text:s/>1 <text:s text:c="15"/>Tsp NaCl (mash)</text:p>
      <text:p text:style-name="P8"><draw:custom-shape text:anchor-type="paragraph" draw:z-index="2" draw:style-name="gr1" draw:text-style-name="P19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8">5 <text:s text:c="16"/>Tsp Sprchrg</text:p>
      <text:p text:style-name="P15"><draw:line text:anchor-type="paragraph" draw:z-index="4" draw:style-name="gr2" draw:text-style-name="P19" svg:x1="1.623cm" svg:y1="0.626cm" svg:x2="1.702cm" svg:y2="0.6cm"><text:p/></draw:line> <text:s text:c="4"/>Irish Moss</text:p>
      <text:p text:style-name="P16"><text:s text:c="13"/><text:span text:style-name="T11">Mauribrew Ale 514</text:span> Yeast</text:p>
      <text:p text:style-name="P8"/>
      <text:p text:style-name="P8"/>
      <text:p text:style-name="P8"/>
      <text:p text:style-name="P8"><draw:line text:anchor-type="paragraph" draw:z-index="7" draw:style-name="gr2" draw:text-style-name="P19" svg:x1="7.497cm" svg:y1="0.564cm" svg:x2="7.576cm" svg:y2="4.004cm"><text:p/></draw:line>Qt <text:s/>oz/g <text:s text:c="2"/>Hop/Seasoning <text:s text:c="14"/><text:span text:style-name="T10">Date</text:span></text:p>
      <text:p text:style-name="P9"><draw:line text:anchor-type="paragraph" draw:z-index="6" draw:style-name="gr2" draw:text-style-name="P19" svg:x1="2.549cm" svg:y1="0.012cm" svg:x2="2.628cm" svg:y2="3.452cm"><text:p/></draw:line> <text:span text:style-name="T22">45 <text:s text:c="2"/>g <text:s text:c="5"/>NB <text:s text:c="24"/>90 min</text:span></text:p>
      <text:p text:style-name="P2"><text:s text:c="2"/><text:span text:style-name="T22">45 <text:s text:c="3"/>g <text:s text:c="5"/>NB <text:s text:c="29"/>15min</text:span></text:p>
      <text:p text:style-name="P2"><text:s text:c="3"/><text:span text:style-name="T22">2 tabs <text:s text:c="5"/>whirlflock <text:s text:c="18"/>15 min</text:span></text:p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 text:c="5"/><text:span text:style-name="T25">Nov 6’16</text:span></text:p>
      <text:p text:style-name="P12">Racked: <text:s text:c="6"/><text:span text:style-name="T25">Nov 11’16</text:span><text:tab/><text:tab/><text:tab/><text:tab/><text:tab/><text:tab/></text:p>
      <text:p text:style-name="P12">Bottled:<text:tab/> <text:s text:c="2"/><text:span text:style-name="T25">Nov 26’16</text:span><text:tab/><text:span text:style-name="T25">6x1l</text:span><text:tab/><text:tab/><text:tab/><text:tab/></text:p>
      <text:p text:style-name="P18">Kegged: <text:s text:c="7"/><text:span text:style-name="T25">Nov 26’16 <text:s text:c="3"/>1x10gal</text:span></text:p>
      <text:p text:style-name="P12">Re-Kegged: <text:s/><text:span text:style-name="T25">Apr16’17 <text:s text:c="6"/>2x5gal</text:span>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/>
      <text:p text:style-name="P12"/>
      <text:p text:style-name="P12"/>
      <text:p text:style-name="P12">Start Time:<text:span text:style-name="T14">6:45</text:span></text:p>
      <text:p text:style-name="P12">Fill mash tun:<text:tab/><text:span text:style-name="T14">Fri</text:span></text:p>
      <text:p text:style-name="P12">Fill sparge kettle:<text:span text:style-name="T14">Fri</text:span><text:tab/><text:tab/><text:tab/><text:tab/><text:tab/></text:p>
      <text:p text:style-name="P12">Fire burners: <text:span text:style-name="T14">6:45</text:span>am</text:p>
      <text:p text:style-name="P12">Heat Mash Tun : Target Temp: 160 <text:s text:c="4"/></text:p>
      <text:p text:style-name="P12">Heat Sparge Kettle: Target Temp: 160</text:p>
      <text:p text:style-name="P12"><draw:frame draw:style-name="fr3" draw:name="Object3" text:anchor-type="paragraph" svg:x="10.248cm" svg:y="0.185cm" svg:width="10.702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2">Target Temp (Mash): 154</text:p>
      <text:p text:style-name="P12">Grind grain: <text:s text:c="3"/><text:span text:style-name="T14">7:35am</text:span></text:p>
      <text:p text:style-name="Standard">sparge temp:<text:span text:style-name="T15">160</text:span></text:p>
      <text:p text:style-name="P12">Strike Temp: <text:span text:style-name="T16">160</text:span></text:p>
      <text:p text:style-name="P12">pump temp: <text:span text:style-name="T16">160</text:span> </text:p>
      <text:p text:style-name="P12">Mash in: <text:span text:style-name="T16">149</text:span></text:p>
      <text:p text:style-name="P12">Temp: <text:span text:style-name="T16">149</text:span> <text:s text:c="7"/></text:p>
      <text:p text:style-name="P12">Mash: Duration: <text:s/><text:span text:style-name="T16">90</text:span> <text:s/>minutes <text:s text:c="7"/></text:p>
      <text:p text:style-name="P12">Start: <text:s text:c="3"/><text:span text:style-name="T16">8:00am</text:span> <text:s text:c="3"/>Finish: <text:span text:style-name="T16">9:30am</text:span></text:p>
      <text:p text:style-name="P12">Heat (to deactivate enzymes)<text:tab/><text:tab/></text:p>
      <text:p text:style-name="P12">Target Temp: 168 <text:s text:c="2"/>Start: <text:s text:c="2"/><text:span text:style-name="T16">9:30</text:span> <text:s text:c="3"/></text:p>
      <text:p text:style-name="P12">Finish: <text:s/><text:span text:style-name="T17">9:45</text:span> </text:p>
      <text:p text:style-name="P12">Heat Sparge H20 (Target175◦) <text:s text:c="7"/></text:p>
      <text:p text:style-name="P12">Sparge: Start: <text:s/><text:span text:style-name="T18">9:50</text:span></text:p>
      <text:p text:style-name="P12">Finish:<text:span text:style-name="T18">10:35</text:span></text:p>
      <text:p text:style-name="P12">Wort collected: <text:s text:c="2"/><text:span text:style-name="T18">full kettle plus small kettle full</text:span></text:p>
      <text:p text:style-name="P12">Boil : Burner On: <text:s/></text:p>
      <text:p text:style-name="P12">Rolling Boil: <text:s/><text:span text:style-name="T20">11:10</text:span> <text:s/></text:p>
      <text:p text:style-name="P12">Hops In: <text:s text:c="3"/><text:span text:style-name="T21">11:20</text:span> <text:s text:c="2"/>Hops In: <text:span text:style-name="T22">12:35</text:span> <text:s text:c="5"/></text:p>
      <text:p text:style-name="P12">Duration: 90 min <text:s/>Start: <text:s/><text:span text:style-name="T21">11:20</text:span></text:p>
      <text:p text:style-name="P12">Finish: <text:s text:c="2"/><text:span text:style-name="T22">12:50</text:span> <text:s text:c="3"/></text:p>
      <text:p text:style-name="P12">Burner Off: </text:p>
      <text:p text:style-name="P12">Rest 15 min <text:s text:c="7"/></text:p>
      <text:p text:style-name="P12">Pump and chill: <text:s text:c="3"/></text:p>
      <text:p text:style-name="P12">Start: <text:s text:c="3"/><text:span text:style-name="T23">1:10</text:span> Finish: <text:s text:c="5"/></text:p>
      <text:p text:style-name="P12">OG : <text:s text:c="2"/><text:span text:style-name="T24">1:45</text:span></text:p>
      <text:p text:style-name="P13">Yeast: <text:span text:style-name="T13">nottingham</text:span><text:span text:style-name="T12"> Yeast</text:span> <text:s/></text:p>
      <text:p text:style-name="P12">Irish Moss</text:p>
      <text:p text:style-name="P5"/>
      <text:p text:style-name="P5"/>
      <text:p text:style-name="P5"/>
      <text:p text:style-name="P5">Notes:<text:span text:style-name="T19">ran out of propane 20 min into boil</text:span></text:p>
      <text:p text:style-name="P6">had screen on filter/ had to diconnect and take it off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family="'OzHandicraft BT'" fo:font-size="14pt" style:font-name-asian="OzHandicraft BT" style:font-family-asian="'OzHandicraft BT'" style:font-size-asian="14pt" style:font-name-complex="OzHandicraft BT" style:font-family-complex="'OzHandicraft BT'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6T10:01:23.721379783</dc:date>
    <meta:editing-duration>PT35M51S</meta:editing-duration>
    <meta:editing-cycles>8</meta:editing-cycles>
    <meta:document-statistic meta:table-count="0" meta:image-count="0" meta:object-count="3" meta:page-count="2" meta:paragraph-count="64" meta:word-count="231" meta:character-count="2701" meta:non-whitespace-character-count="10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01cm" svg:height="8.999cm" xlink:href="." xlink:type="simple" chart:class="chart:line" chart:style-name="ch1">
        <chart:title svg:x="3.891cm" svg:y="0.315cm" chart:style-name="ch2">
          <text:p>Stout Nov6'16</text:p>
        </chart:title>
        <chart:legend chart:legend-position="end" svg:x="8.034cm" svg:y="3.702cm" style:legend-expansion="high" chart:style-name="ch3"/>
        <chart:plot-area chart:style-name="ch4" chart:data-source-has-labels="both" svg:x="1.225cm" svg:y="1.273cm" svg:width="6.595cm" svg:height="6.566cm">
          <chartooo:coordinate-region svg:x="2.995cm" svg:y="1.273cm" svg:width="4.825cm" svg:height="4.209cm"/>
          <chart:axis chart:dimension="x" chart:name="primary-x" chart:style-name="ch5" chartooo:axis-type="auto">
            <chartooo:date-scale/>
            <chart:title svg:x="4.16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9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